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3pt" fo:font-style="normal" officeooo:rsid="00157172" officeooo:paragraph-rsid="00157172" style:font-size-asian="13pt" style:font-style-asian="normal" style:font-size-complex="13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officeooo:rsid="00136a8f" officeooo:paragraph-rsid="00136a8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2pt" officeooo:rsid="0015f0bf" officeooo:paragraph-rsid="0015f0bf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2pt" fo:font-style="normal" officeooo:rsid="001444e1" officeooo:paragraph-rsid="001444e1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2pt" fo:font-style="normal" officeooo:rsid="001444e1" officeooo:paragraph-rsid="00157172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2pt" fo:font-style="normal" officeooo:rsid="001444e1" officeooo:paragraph-rsid="00136a8f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2pt" fo:font-style="normal" officeooo:rsid="00157172" officeooo:paragraph-rsid="00157172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12pt" fo:font-style="normal" officeooo:rsid="0018aa2a" officeooo:paragraph-rsid="0018aa2a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2pt" fo:font-style="normal" officeooo:rsid="001b7edb" officeooo:paragraph-rsid="00157172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2pt" fo:font-style="normal" officeooo:rsid="001b7edb" officeooo:paragraph-rsid="001b7edb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2pt" fo:font-style="italic" officeooo:rsid="00136a8f" officeooo:paragraph-rsid="00136a8f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DejaVu Sans" fo:font-size="12pt" fo:font-style="italic" officeooo:rsid="00136a8f" officeooo:paragraph-rsid="00136a8f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2pt" fo:font-style="italic" officeooo:rsid="00157172" officeooo:paragraph-rsid="0018aa2a" style:font-size-asian="12pt" style:font-style-asian="italic" style:font-size-complex="12pt" style:font-style-complex="italic"/>
    </style:style>
    <style:style style:name="T1" style:family="text">
      <style:text-properties officeooo:rsid="00157172"/>
    </style:style>
    <style:style style:name="T2" style:family="text">
      <style:text-properties officeooo:rsid="0015f0bf"/>
    </style:style>
    <style:style style:name="T3" style:family="text">
      <style:text-properties officeooo:rsid="0017c6f2"/>
    </style:style>
    <style:style style:name="T4" style:family="text">
      <style:text-properties officeooo:rsid="0018aa2a"/>
    </style:style>
    <style:style style:name="T5" style:family="text">
      <style:text-properties officeooo:rsid="001a5775"/>
    </style:style>
    <style:style style:name="T6" style:family="text">
      <style:text-properties officeooo:rsid="001b7edb"/>
    </style:style>
    <style:style style:name="T7" style:family="text">
      <style:text-properties officeooo:rsid="001d81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ring-time silk worms in shearwater</text:p>
      <text:p text:style-name="P2">Chew mulberry leaves in shoe boxes</text:p>
      <text:p text:style-name="P2">Kids watch silk, slowly spun</text:p>
      <text:p text:style-name="P2">With excitement- somehow</text:p>
      <text:p text:style-name="P2">The kind of fascination</text:p>
      <text:p text:style-name="P2">You only hold once</text:p>
      <text:p text:style-name="P2"/>
      <text:p text:style-name="P2">Teacher knows you’ve got more leaves at home</text:p>
      <text:p text:style-name="P2">In the back of the ute now sits <text:span text:style-name="T6">a</text:span> tub of silk-worm food</text:p>
      <text:p text:style-name="P2">Green-white bubbles brush your hand as you rifle through</text:p>
      <text:p text:style-name="P2">Is <text:span text:style-name="T6">that</text:span> really a mulberry?<text:line-break/></text:p>
      <text:p text:style-name="P2">Nothing to do now, as heat picks up on dry grass</text:p>
      <text:p text:style-name="P2">‘Cept sit and pick berries- a bit too bitter</text:p>
      <text:p text:style-name="P2">Pink and <text:span text:style-name="T6">red</text:span>, can’t compare</text:p>
      <text:p text:style-name="P2">To the purple-black to come</text:p>
      <text:p text:style-name="P2"/>
      <text:p text:style-name="P2">Summer Sunday, steam in the air</text:p>
      <text:p text:style-name="P2">Friend perched precariously in <text:span text:style-name="T6">the</text:span> tree</text:p>
      <text:p text:style-name="P2">As his parent’s tires crackle over driveway gravel</text:p>
      <text:p text:style-name="P2">March flies, buzzing endlessly around him</text:p>
      <text:p text:style-name="P2">“They won’t find us up here”, praying flies won’t bite</text:p>
      <text:p text:style-name="P2"><text:span text:style-name="T7">Buys</text:span> us a few more minutes</text:p>
      <text:p text:style-name="P3"/>
      <text:p text:style-name="P2">Sister’s plucked all the lower branches</text:p>
      <text:p text:style-name="P2">By the time dad calls for the pie-making-crew</text:p>
      <text:p text:style-name="P2">Lucky, then, that she can climb</text:p>
      <text:p text:style-name="P2">Almost as high as you<text:line-break/><text:line-break/>“C’mon! We’ve got enough”<text:line-break/>Dad shouts from his aluminium bowl</text:p>
      <text:p text:style-name="P2">A thin slick of juice now pools</text:p>
      <text:p text:style-name="P2">Purple stains, clothes a mess</text:p>
      <text:p text:style-name="P6"/>
      <text:p text:style-name="P4">A season ago, we would’ve been warned</text:p>
      <text:p text:style-name="P4">“Never step on a branch thinner than your wrist”</text:p>
      <text:p text:style-name="P4">But <text:span text:style-name="T3">pastry dough</text:span> on the counter-top</text:p>
      <text:p text:style-name="P4">Kept mums warning bitten back, behind a smile</text:p>
      <text:p text:style-name="P11"/>
      <text:p text:style-name="P4">“They’re country kids!” Whatever those are</text:p>
      <text:p text:style-name="P4">“A bit of spit on the scratch and she’ll be fine.”</text:p>
      <text:p text:style-name="P4">Sister’s sobs broken, intermittently</text:p>
      <text:p text:style-name="P4">To reach for the mulberry bowl</text:p>
      <text:p text:style-name="P4"/>
      <text:p text:style-name="P4">“Oi!”<text:line-break/>“Are ya hurt or not?”</text:p>
      <text:p text:style-name="P11"/>
      <text:p text:style-name="P11"/>
      <text:p text:style-name="P12"/>
      <text:p text:style-name="P11"/>
      <text:p text:style-name="P4">It’s been a while since I saw mulberry red</text:p>
      <text:p text:style-name="P4">Since <text:span text:style-name="T3">purple stains stuck to my hands in hot summer heat</text:span></text:p>
      <text:p text:style-name="P4">Long since washed up, scrubbed off</text:p>
      <text:p text:style-name="P4">Torn from hands, so they could better greet the city</text:p>
      <text:p text:style-name="P4">That mess doesn’t fit so good down here</text:p>
      <text:p text:style-name="P4">Looks cheap. <text:span text:style-name="T3">My c</text:span>herry-red blazer <text:span text:style-name="T3">does</text:span> better.</text:p>
      <text:p text:style-name="P4"/>
      <text:p text:style-name="P4">Perhaps that’s why it struck me</text:p>
      <text:p text:style-name="P4">When I saw it in a friend-of-a-friends hair</text:p>
      <text:p text:style-name="P5">Somewhere in a park, <text:span text:style-name="T1">date in tow</text:span></text:p>
      <text:p text:style-name="P5"><text:span text:style-name="T1">T</text:span>hey called out to me</text:p>
      <text:p text:style-name="P7">Working conversation around <text:span text:style-name="T3">the </text:span>gaps in my memory</text:p>
      <text:p text:style-name="P7">I’m still not sure I remembered them</text:p>
      <text:p text:style-name="P7"/>
      <text:p text:style-name="P7">Yet, it stuck on my hands</text:p>
      <text:p text:style-name="P7">Tacked at my keyboard as I typed away</text:p>
      <text:p text:style-name="P7">Tween meetings, I’d check my phone</text:p>
      <text:p text:style-name="P7">Mulberry-red thumb-prints, decorate the screen</text:p>
      <text:p text:style-name="P7"/>
      <text:p text:style-name="P8">Its an irreparable change<text:line-break/>Something that can’t be undone<text:span text:style-name="T1"><text:line-break/>Seeing such beauty in</text:span></text:p>
      <text:p text:style-name="P7"><text:s/>a “friend-of-a-friend”</text:p>
      <text:p text:style-name="P7"><text:line-break/><text:span text:style-name="T4">Tomato plants grown over with weeds</text:span></text:p>
      <text:p text:style-name="P8">Mosquitoes pushing me back inside<text:line-break/><text:span text:style-name="T5">Too many drinks, on new years night<text:line-break/>Too often, caught looking at her</text:span></text:p>
      <text:p text:style-name="P7"/>
      <text:p text:style-name="P10">It’s impossible not to get bit</text:p>
      <text:p text:style-name="P10">By something up there</text:p>
      <text:p text:style-name="P10">The tick we found, two days too late</text:p>
      <text:p text:style-name="P10">Explains my lingering nausea</text:p>
      <text:p text:style-name="P10"/>
      <text:p text:style-name="P7">“You have to do something with them”</text:p>
      <text:p text:style-name="P7">“Or it’ll just make for more flies”</text:p>
      <text:p text:style-name="P7"><text:span text:style-name="T2">Dad reminds us</text:span>, when <text:span text:style-name="T2">we</text:span> come back home</text:p>
      <text:p text:style-name="P7"><text:span text:style-name="T2">The m</text:span>ulberry crew’s a bit more tired now</text:p>
      <text:p text:style-name="P9"/>
      <text:p text:style-name="P7">But I still have a feeling</text:p>
      <text:p text:style-name="P7">This years pie will turn out well</text:p>
      <text:p text:style-name="P1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7:59:45.694992951</meta:creation-date>
    <meta:generator>LibreOffice/7.3.7.2$Linux_X86_64 LibreOffice_project/30$Build-2</meta:generator>
    <dc:date>2024-09-12T13:32:52.524699248</dc:date>
    <meta:editing-duration>PT4H36M37S</meta:editing-duration>
    <meta:editing-cycles>5</meta:editing-cycles>
    <meta:document-statistic meta:table-count="0" meta:image-count="0" meta:object-count="0" meta:page-count="2" meta:paragraph-count="65" meta:word-count="465" meta:character-count="2525" meta:non-whitespace-character-count="2121"/>
  </office:meta>
</office:document-meta>
</file>